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 style:parent-style-name="Standard" style:family="paragraph">
      <style:paragraph-properties fo:text-align="start" fo:text-indent="0in"/>
    </style:style>
    <style:style style:name="T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 style:parent-style-name="Standard" style:family="paragraph">
      <style:paragraph-properties fo:text-align="start" fo:text-indent="0in"/>
    </style:style>
    <style:style style:name="T8" style:parent-style-name="DefaultParagraphFont" style:family="text">
      <style:text-properties style:font-name="Times New Roman" fo:font-size="12pt" style:font-size-asian="12pt" style:font-size-complex="12pt" fo:language="en" fo:country="US"/>
    </style:style>
    <style:style style:name="T9" style:parent-style-name="DefaultParagraphFont" style:family="text">
      <style:text-properties style:font-name="Times New Roman" fo:font-size="12pt" style:font-size-asian="12pt" style:font-size-complex="12pt" fo:language="en" fo:country="US"/>
    </style:style>
    <style:style style:name="T10" style:parent-style-name="DefaultParagraphFont" style:family="text">
      <style:text-properties style:font-name="Times New Roman"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background-color="#00FFFF"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T16" style:parent-style-name="DefaultParagraphFont" style:family="text">
      <style:text-properties style:font-name="Times New Roman" fo:font-size="12pt" style:font-size-asian="12pt" style:font-size-complex="12pt" fo:background-color="#00FF00"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background-color="#FFFF00" fo:language="en" fo:country="US"/>
    </style:style>
    <style:style style:name="T19" style:parent-style-name="DefaultParagraphFont"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background-color="#FF00FF" fo:language="en" fo:country="US"/>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T23" style:parent-style-name="DefaultParagraphFont" style:family="text">
      <style:text-properties style:font-name="Times New Roman" fo:font-size="12pt" style:font-size-asian="12pt" style:font-size-complex="12pt" fo:language="en" fo:country="US"/>
    </style:style>
    <style:style style:name="P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 style:parent-style-name="Standard" style:family="paragraph">
      <style:paragraph-properties fo:text-align="start" fo:text-indent="0in"/>
    </style:style>
    <style:style style:name="T27" style:parent-style-name="DefaultParagraphFont" style:family="text">
      <style:text-properties style:font-name="Times New Roman" fo:font-size="12pt" style:font-size-asian="12pt" style:font-size-complex="12pt" fo:language="en" fo:country="US"/>
    </style:style>
    <style:style style:name="T28" style:parent-style-name="DefaultParagraphFont" style:family="text">
      <style:text-properties style:font-name="Times New Roman" fo:font-size="12pt" style:font-size-asian="12pt" style:font-size-complex="12pt" fo:background-color="#FFFF00"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da" fo:country="DK"/>
    </style:style>
    <style:style style:name="T31" style:parent-style-name="DefaultParagraphFont" style:family="text">
      <style:text-properties style:font-name="Times New Roman" fo:font-size="12pt" style:font-size-asian="12pt" style:font-size-complex="12pt" fo:language="en" fo:country="US"/>
    </style:style>
    <style:style style:name="P32" style:parent-style-name="Standard" style:family="paragraph">
      <style:paragraph-properties fo:text-align="start" fo:text-indent="0in"/>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DefaultParagraphFont" style:family="text">
      <style:text-properties style:font-name="Times New Roman" fo:font-size="12pt" style:font-size-asian="12pt" style:font-size-complex="12pt" fo:background-color="#FFFF00"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DefaultParagraphFont" style:family="text">
      <style:text-properties fo:language="en" fo:country="US"/>
    </style:style>
    <style:style style:name="T39" style:parent-style-name="DefaultParagraphFon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background-color="#FFFF00"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background-color="#FFFF00"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Standard" style:family="paragraph">
      <style:paragraph-properties fo:text-align="start" fo:text-indent="0in"/>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background-color="#FFFF00"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fo:font-size="12pt" style:font-size-asian="12pt" style:font-size-complex="12pt" fo:background-color="#00FFFF"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P52" style:parent-style-name="Standard" style:family="paragraph">
      <style:paragraph-properties fo:text-align="start" fo:text-indent="0in"/>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ize="12pt" style:font-size-asian="12pt" style:font-size-complex="12pt" fo:background-color="#00FFFF" fo:language="en" fo:country="US"/>
    </style:style>
    <style:style style:name="T55" style:parent-style-name="DefaultParagraphFont"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DefaultParagraphFont" style:family="text">
      <style:text-properties style:font-name="Times New Roman" fo:font-size="12pt" style:font-size-asian="12pt" style:font-size-complex="12pt" fo:background-color="#FFFF00"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background-color="#00FFFF"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size="12pt" style:font-size-asian="12pt" style:font-size-complex="12pt" fo:background-color="#00FF00" fo:language="en" fo:country="US"/>
    </style:style>
    <style:style style:name="T64" style:parent-style-name="DefaultParagraphFont" style:family="text">
      <style:text-properties style:font-name="Times New Roman" fo:font-size="12pt" style:font-size-asian="12pt" style:font-size-complex="12pt" fo:language="en" fo:country="US"/>
    </style:style>
    <style:style style:name="T65" style:parent-style-name="DefaultParagraphFont" style:family="text">
      <style:text-properties style:font-name="Times New Roman" fo:font-size="12pt" style:font-size-asian="12pt" style:font-size-complex="12pt" fo:background-color="#00FF00"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background-color="#00FF00"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background-color="#00FF00"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fo:font-size="12pt" style:font-size-asian="12pt" style:font-size-complex="12pt" fo:background-color="#00FF00"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ize="12pt" style:font-size-asian="12pt" style:font-size-complex="12pt" fo:background-color="#00FF00" fo:language="en" fo:country="US"/>
    </style:style>
    <style:style style:name="T76" style:parent-style-name="DefaultParagraphFont" style:family="text">
      <style:text-properties style:font-name="Times New Roman"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background-color="#FF00FF"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background-color="#FF00FF"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background-color="#FF00FF"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background-color="#FF00FF"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P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 style:parent-style-name="Standard" style:family="paragraph">
      <style:paragraph-properties fo:text-align="start" fo:text-indent="0in"/>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fo:font-size="12pt" style:font-size-asian="12pt" style:font-size-complex="12pt" fo:background-color="#00FFFF"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style>
    <style:style style:name="T91" style:parent-style-name="DefaultParagraphFont" style:family="text">
      <style:text-properties style:font-name="Times New Roman" fo:font-size="12pt" style:font-size-asian="12pt" style:font-size-complex="12pt" fo:language="en" fo:country="US"/>
    </style:style>
    <style:style style:name="T92" style:parent-style-name="DefaultParagraphFont" style:family="text">
      <style:text-properties style:font-name="Times New Roman" fo:font-size="12pt" style:font-size-asian="12pt" style:font-size-complex="12pt" fo:background-color="#00FF00"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background-color="#00FF00"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background-color="#FFFF00"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background-color="#FF00FF"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background-color="#FFFF00"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background-color="#FF00FF"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background-color="#FF00FF"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background-color="#FF00FF"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P1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 style:parent-style-name="Standard" style:family="paragraph">
      <style:paragraph-properties fo:text-align="start" fo:text-indent="0in"/>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fo:background-color="#FFFF00" fo:language="en" fo:country="US"/>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fo:background-color="#00FFFF"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background-color="#00FF00"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background-color="#00FF00"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background-color="#FF00FF"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background-color="#FF00FF"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 style:parent-style-name="Standard" style:family="paragraph">
      <style:paragraph-properties fo:text-align="start" fo:text-indent="0in"/>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background-color="#FFFF00"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background-color="#00FFFF"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fo:font-size="12pt" style:font-size-asian="12pt" style:font-size-complex="12pt" fo:background-color="#00FF00"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background-color="#FF00FF"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background-color="#FFFF00" fo:language="en" fo:country="US"/>
    </style:style>
    <style:style style:name="T143" style:parent-style-name="DefaultParagraphFont" style:family="text">
      <style:text-properties style:font-name="Times New Roman" fo:font-size="12pt" style:font-size-asian="12pt" style:font-size-complex="12pt" fo:language="en" fo:country="US"/>
    </style:style>
    <style:style style:name="P144" style:parent-style-name="Standard" style:family="paragraph">
      <style:paragraph-properties fo:text-align="start" fo:text-indent="0in"/>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background-color="#00FFFF"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background-color="#FFFF00"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background-color="#00FFFF"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DefaultParagraphFont" style:family="text">
      <style:text-properties style:font-name="Times New Roman" fo:font-size="12pt" style:font-size-asian="12pt" style:font-size-complex="12pt" fo:language="en" fo:country="US"/>
    </style:style>
    <style:style style:name="T155" style:parent-style-name="DefaultParagraphFont" style:family="text">
      <style:text-properties style:font-name="Times New Roman" fo:font-size="12pt" style:font-size-asian="12pt" style:font-size-complex="12pt" fo:background-color="#FFFF00" fo:language="en" fo:country="US"/>
    </style:style>
    <style:style style:name="T156" style:parent-style-name="DefaultParagraphFont" style:family="text">
      <style:text-properties style:font-name="Times New Roman" fo:font-size="12pt" style:font-size-asian="12pt" style:font-size-complex="12pt" fo:language="en" fo:country="US"/>
    </style:style>
    <style:style style:name="T157" style:parent-style-name="DefaultParagraphFont" style:family="text">
      <style:text-properties style:font-name="Times New Roman" fo:font-size="12pt" style:font-size-asian="12pt" style:font-size-complex="12pt" fo:background-color="#00FFFF"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background-color="#00FF00"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background-color="#FF00FF"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P163" style:parent-style-name="Standard" style:family="paragraph">
      <style:paragraph-properties fo:text-align="start" fo:text-indent="0in"/>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background-color="#FF00FF" fo:language="en" fo:country="US"/>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Standard"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fo:font-size="12pt" style:font-size-asian="12pt" style:font-size-complex="12pt" fo:background-color="#00FF00" fo:language="en" fo:country="US"/>
    </style:style>
    <style:style style:name="T170" style:parent-style-name="DefaultParagraphFont" style:family="text">
      <style:text-properties style:font-name="Times New Roman"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background-color="#FF00FF"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Standard" style:family="paragraph">
      <style:paragraph-properties fo:text-align="start" fo:text-indent="0in"/>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DefaultParagraphFont" style:family="text">
      <style:text-properties style:font-name="Times New Roman" fo:font-size="12pt" style:font-size-asian="12pt" style:font-size-complex="12pt" fo:background-color="#00FFFF" fo:language="en" fo:country="US"/>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background-color="#FFFF00"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background-color="#00FF00"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background-color="#FF00FF"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background-color="#FFFF00"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background-color="#00FFFF"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background-color="#00FF00"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background-color="#FF00FF"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T194" style:parent-style-name="DefaultParagraphFont" style:family="text">
      <style:text-properties style:font-name="Times New Roman" fo:font-size="12pt" style:font-size-asian="12pt" style:font-size-complex="12pt" fo:background-color="#FFFF00" fo:language="en" fo:country="US"/>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DefaultParagraphFont" style:family="text">
      <style:text-properties style:font-name="Times New Roman" fo:font-size="12pt" style:font-size-asian="12pt" style:font-size-complex="12pt" fo:background-color="#00FFFF"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DefaultParagraphFont" style:family="text">
      <style:text-properties style:font-name="Times New Roman" fo:font-size="12pt" style:font-size-asian="12pt" style:font-size-complex="12pt" fo:background-color="#00FF00"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background-color="#00FF00"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background-color="#FF00FF"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background-color="#FF00FF"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background-color="#FF00FF"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background-color="#FFFF00"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background-color="#00FFFF"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background-color="#00FF00"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background-color="#FF00FF"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style>
    <style:style style:name="T220" style:parent-style-name="DefaultParagraphFont" style:family="text">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 style:parent-style-name="Normal" style:family="paragraph">
      <style:paragraph-properties fo:text-indent="0in"/>
      <style:text-properties fo:font-weight="bold" style:font-weight-asian="bold" style:font-weight-complex="bold" fo:language="en" fo:country="US"/>
    </style:style>
    <style:style style:name="T223" style:parent-style-name="Strong" style:family="text">
      <style:text-properties style:font-name-asian="Times New Roman" fo:language="en" fo:country="US"/>
    </style:style>
    <style:style style:name="T224" style:parent-style-name="Strong" style:family="text">
      <style:text-properties fo:font-weight="normal" style:font-weight-asian="normal" style:font-weight-complex="normal"/>
    </style:style>
    <style:style style:name="T225" style:parent-style-name="Strong" style:family="text">
      <style:text-properties style:font-name-asian="Times New Roman"/>
    </style:style>
    <style:style style:name="P226" style:parent-style-name="Normal" style:list-style-name="LFO1" style:family="paragraph">
      <style:paragraph-properties fo:text-align="start" fo:margin-top="0.0694in" fo:margin-bottom="0.0694in" fo:line-height="100%"/>
      <style:text-properties fo:hyphenate="false"/>
    </style:style>
    <style:style style:name="T227" style:parent-style-name="Strong" style:family="text">
      <style:text-properties fo:language="en" fo:country="US"/>
    </style:style>
    <style:style style:name="T228" style:parent-style-name="DefaultParagraphFont" style:family="text">
      <style:text-properties fo:language="en" fo:country="US"/>
    </style:style>
    <style:style style:name="P229" style:parent-style-name="Normal" style:list-style-name="LFO1" style:family="paragraph">
      <style:paragraph-properties fo:text-align="start" fo:margin-top="0.0694in" fo:margin-bottom="0.0694in" fo:line-height="100%"/>
      <style:text-properties fo:hyphenate="false"/>
    </style:style>
    <style:style style:name="T230" style:parent-style-name="Strong" style:family="text">
      <style:text-properties fo:language="en" fo:country="US"/>
    </style:style>
    <style:style style:name="T231" style:parent-style-name="DefaultParagraphFont" style:family="text">
      <style:text-properties fo:language="en" fo:country="US"/>
    </style:style>
    <style:style style:name="P232" style:parent-style-name="Normal" style:list-style-name="LFO1" style:family="paragraph">
      <style:paragraph-properties fo:text-align="start" fo:margin-top="0.0694in" fo:margin-bottom="0.0694in" fo:line-height="100%"/>
      <style:text-properties fo:hyphenate="false"/>
    </style:style>
    <style:style style:name="T233" style:parent-style-name="Strong" style:family="text">
      <style:text-properties fo:language="en" fo:country="US"/>
    </style:style>
    <style:style style:name="T234" style:parent-style-name="DefaultParagraphFont" style:family="text">
      <style:text-properties fo:language="en" fo:country="US"/>
    </style:style>
    <style:style style:name="P235" style:parent-style-name="Normal" style:list-style-name="LFO1" style:family="paragraph">
      <style:paragraph-properties fo:text-align="start" fo:margin-top="0.0694in" fo:margin-bottom="0.0694in" fo:line-height="100%"/>
      <style:text-properties fo:hyphenate="false"/>
    </style:style>
    <style:style style:name="T236" style:parent-style-name="Strong" style:family="text">
      <style:text-properties fo:language="en" fo:country="US"/>
    </style:style>
    <style:style style:name="T237" style:parent-style-name="DefaultParagraphFont" style:family="text">
      <style:text-properties fo:language="en" fo:country="US"/>
    </style:style>
    <style:style style:name="T238" style:parent-style-name="Strong" style:family="text">
      <style:text-properties style:font-name-asian="Times New Roman"/>
    </style:style>
    <style:style style:name="P239" style:parent-style-name="Normal" style:list-style-name="LFO2" style:family="paragraph">
      <style:paragraph-properties fo:text-align="start" fo:margin-top="0.0694in" fo:margin-bottom="0.0694in" fo:line-height="100%"/>
      <style:text-properties fo:hyphenate="false"/>
    </style:style>
    <style:style style:name="T240" style:parent-style-name="Strong" style:family="text">
      <style:text-properties fo:language="da" fo:country="DK"/>
    </style:style>
    <style:style style:name="P241" style:parent-style-name="Normal" style:family="paragraph">
      <style:paragraph-properties fo:text-indent="0in"/>
    </style:style>
    <style:style style:name="T242" style:parent-style-name="Strong" style:family="text">
      <style:text-properties fo:font-weight="normal" style:font-weight-asian="normal" style:font-weight-complex="normal"/>
    </style:style>
    <style:style style:name="T243" style:parent-style-name="Strong" style:family="text">
      <style:text-properties style:font-name-asian="Times New Roman"/>
    </style:style>
    <style:style style:name="P244" style:parent-style-name="Normal" style:list-style-name="LFO3" style:family="paragraph">
      <style:paragraph-properties fo:text-align="start" fo:margin-top="0.0694in" fo:margin-bottom="0.0694in" fo:line-height="100%"/>
      <style:text-properties fo:hyphenate="false"/>
    </style:style>
    <style:style style:name="T245" style:parent-style-name="Strong" style:family="text">
      <style:text-properties fo:language="en" fo:country="US"/>
    </style:style>
    <style:style style:name="T246" style:parent-style-name="DefaultParagraphFont" style:family="text">
      <style:text-properties fo:language="en" fo:country="US"/>
    </style:style>
    <style:style style:name="P247" style:parent-style-name="Normal" style:list-style-name="LFO3" style:family="paragraph">
      <style:paragraph-properties fo:text-align="start" fo:margin-top="0.0694in" fo:margin-bottom="0.0694in" fo:line-height="100%"/>
      <style:text-properties fo:hyphenate="false"/>
    </style:style>
    <style:style style:name="T248" style:parent-style-name="Strong" style:family="text">
      <style:text-properties fo:language="en" fo:country="US"/>
    </style:style>
    <style:style style:name="T249" style:parent-style-name="DefaultParagraphFont" style:family="text">
      <style:text-properties fo:language="en" fo:country="US"/>
    </style:style>
    <style:style style:name="P250" style:parent-style-name="Normal" style:list-style-name="LFO3" style:family="paragraph">
      <style:paragraph-properties fo:text-align="start" fo:margin-top="0.0694in" fo:margin-bottom="0.0694in" fo:line-height="100%"/>
      <style:text-properties fo:hyphenate="false"/>
    </style:style>
    <style:style style:name="T251" style:parent-style-name="Strong" style:family="text">
      <style:text-properties fo:language="en" fo:country="US"/>
    </style:style>
    <style:style style:name="T252" style:parent-style-name="DefaultParagraphFont" style:family="text">
      <style:text-properties fo:language="en" fo:country="US"/>
    </style:style>
    <style:style style:name="P253" style:parent-style-name="Normal" style:list-style-name="LFO3" style:family="paragraph">
      <style:paragraph-properties fo:text-align="start" fo:margin-top="0.0694in" fo:margin-bottom="0.0694in" fo:line-height="100%"/>
      <style:text-properties fo:hyphenate="false"/>
    </style:style>
    <style:style style:name="T254" style:parent-style-name="Strong" style:family="text">
      <style:text-properties fo:language="en" fo:country="US"/>
    </style:style>
    <style:style style:name="T255" style:parent-style-name="DefaultParagraphFont" style:family="text">
      <style:text-properties fo:language="en" fo:country="US"/>
    </style:style>
    <style:style style:name="T256" style:parent-style-name="Strong" style:family="text">
      <style:text-properties style:font-name-asian="Times New Roman"/>
    </style:style>
    <style:style style:name="P257" style:parent-style-name="Normal" style:list-style-name="LFO4" style:family="paragraph">
      <style:paragraph-properties fo:text-align="start" fo:margin-top="0.0694in" fo:margin-bottom="0.0694in" fo:line-height="100%"/>
      <style:text-properties fo:hyphenate="false"/>
    </style:style>
    <style:style style:name="T258" style:parent-style-name="Strong" style:family="text">
      <style:text-properties fo:language="da" fo:country="DK"/>
    </style:style>
    <style:style style:name="P259" style:parent-style-name="Normal" style:family="paragraph">
      <style:paragraph-properties fo:text-indent="0in"/>
    </style:style>
    <style:style style:name="T260" style:parent-style-name="Strong" style:family="text">
      <style:text-properties fo:font-weight="normal" style:font-weight-asian="normal" style:font-weight-complex="normal"/>
    </style:style>
    <style:style style:name="T261" style:parent-style-name="Strong" style:family="text">
      <style:text-properties style:font-name-asian="Times New Roman"/>
    </style:style>
    <style:style style:name="P262" style:parent-style-name="Normal" style:list-style-name="LFO5" style:family="paragraph">
      <style:paragraph-properties fo:text-align="start" fo:margin-top="0.0694in" fo:margin-bottom="0.0694in" fo:line-height="100%"/>
      <style:text-properties fo:hyphenate="false"/>
    </style:style>
    <style:style style:name="T263" style:parent-style-name="Strong" style:family="text">
      <style:text-properties fo:language="en" fo:country="US"/>
    </style:style>
    <style:style style:name="T264" style:parent-style-name="DefaultParagraphFont" style:family="text">
      <style:text-properties fo:language="en" fo:country="US"/>
    </style:style>
    <style:style style:name="P265" style:parent-style-name="Normal" style:list-style-name="LFO5" style:family="paragraph">
      <style:paragraph-properties fo:text-align="start" fo:margin-top="0.0694in" fo:margin-bottom="0.0694in" fo:line-height="100%"/>
      <style:text-properties fo:hyphenate="false"/>
    </style:style>
    <style:style style:name="T266" style:parent-style-name="Strong" style:family="text">
      <style:text-properties fo:language="en" fo:country="US"/>
    </style:style>
    <style:style style:name="T267" style:parent-style-name="DefaultParagraphFont" style:family="text">
      <style:text-properties fo:language="en" fo:country="US"/>
    </style:style>
    <style:style style:name="P268" style:parent-style-name="Normal" style:list-style-name="LFO5" style:family="paragraph">
      <style:paragraph-properties fo:text-align="start" fo:margin-top="0.0694in" fo:margin-bottom="0.0694in" fo:line-height="100%"/>
      <style:text-properties fo:hyphenate="false"/>
    </style:style>
    <style:style style:name="T269" style:parent-style-name="Strong" style:family="text">
      <style:text-properties fo:language="en" fo:country="US"/>
    </style:style>
    <style:style style:name="T270" style:parent-style-name="DefaultParagraphFont" style:family="text">
      <style:text-properties fo:language="en" fo:country="US"/>
    </style:style>
    <style:style style:name="P271" style:parent-style-name="Normal" style:list-style-name="LFO5" style:family="paragraph">
      <style:paragraph-properties fo:text-align="start" fo:margin-top="0.0694in" fo:margin-bottom="0.0694in" fo:line-height="100%"/>
      <style:text-properties fo:hyphenate="false"/>
    </style:style>
    <style:style style:name="T272" style:parent-style-name="Strong" style:family="text">
      <style:text-properties fo:language="en" fo:country="US"/>
    </style:style>
    <style:style style:name="T273" style:parent-style-name="DefaultParagraphFont" style:family="text">
      <style:text-properties fo:language="en" fo:country="US"/>
    </style:style>
    <style:style style:name="P274" style:parent-style-name="Normal" style:list-style-name="LFO5" style:family="paragraph">
      <style:paragraph-properties fo:text-align="start" fo:margin-top="0.0694in" fo:margin-bottom="0.0694in" fo:line-height="100%"/>
      <style:text-properties fo:hyphenate="false"/>
    </style:style>
    <style:style style:name="T275" style:parent-style-name="Strong" style:family="text">
      <style:text-properties fo:language="en" fo:country="US"/>
    </style:style>
    <style:style style:name="T276" style:parent-style-name="DefaultParagraphFont" style:family="text">
      <style:text-properties fo:language="en" fo:country="US"/>
    </style:style>
    <style:style style:name="T277" style:parent-style-name="Strong" style:family="text">
      <style:text-properties style:font-name-asian="Times New Roman"/>
    </style:style>
    <style:style style:name="P278" style:parent-style-name="Normal" style:list-style-name="LFO6" style:family="paragraph">
      <style:paragraph-properties fo:text-align="start" fo:margin-top="0.0694in" fo:margin-bottom="0.0694in" fo:line-height="100%"/>
      <style:text-properties fo:hyphenate="false"/>
    </style:style>
    <style:style style:name="T279" style:parent-style-name="Strong" style:family="text">
      <style:text-properties fo:language="da" fo:country="DK"/>
    </style:style>
    <style:style style:name="P280" style:parent-style-name="Normal" style:family="paragraph">
      <style:paragraph-properties fo:text-indent="0in"/>
    </style:style>
    <style:style style:name="T281" style:parent-style-name="Strong" style:family="text">
      <style:text-properties fo:font-weight="normal" style:font-weight-asian="normal" style:font-weight-complex="normal"/>
    </style:style>
    <style:style style:name="T282" style:parent-style-name="Strong" style:family="text">
      <style:text-properties style:font-name-asian="Times New Roman"/>
    </style:style>
    <style:style style:name="P283" style:parent-style-name="Normal" style:list-style-name="LFO7" style:family="paragraph">
      <style:paragraph-properties fo:text-align="start" fo:margin-top="0.0694in" fo:margin-bottom="0.0694in" fo:line-height="100%"/>
      <style:text-properties fo:hyphenate="false"/>
    </style:style>
    <style:style style:name="T284" style:parent-style-name="Strong" style:family="text">
      <style:text-properties fo:language="en" fo:country="US"/>
    </style:style>
    <style:style style:name="T285" style:parent-style-name="DefaultParagraphFont" style:family="text">
      <style:text-properties fo:language="en" fo:country="US"/>
    </style:style>
    <style:style style:name="P286" style:parent-style-name="Normal" style:list-style-name="LFO7" style:family="paragraph">
      <style:paragraph-properties fo:text-align="start" fo:margin-top="0.0694in" fo:margin-bottom="0.0694in" fo:line-height="100%"/>
      <style:text-properties fo:hyphenate="false"/>
    </style:style>
    <style:style style:name="T287" style:parent-style-name="Strong" style:family="text">
      <style:text-properties fo:language="en" fo:country="US"/>
    </style:style>
    <style:style style:name="T288" style:parent-style-name="DefaultParagraphFont" style:family="text">
      <style:text-properties fo:language="en" fo:country="US"/>
    </style:style>
    <style:style style:name="P289" style:parent-style-name="Normal" style:list-style-name="LFO7" style:family="paragraph">
      <style:paragraph-properties fo:text-align="start" fo:margin-top="0.0694in" fo:margin-bottom="0.0694in" fo:line-height="100%"/>
      <style:text-properties fo:hyphenate="false"/>
    </style:style>
    <style:style style:name="T290" style:parent-style-name="Strong" style:family="text">
      <style:text-properties fo:language="en" fo:country="US"/>
    </style:style>
    <style:style style:name="T291" style:parent-style-name="DefaultParagraphFont" style:family="text">
      <style:text-properties fo:language="en" fo:country="US"/>
    </style:style>
    <style:style style:name="P292" style:parent-style-name="Normal" style:list-style-name="LFO7" style:family="paragraph">
      <style:paragraph-properties fo:text-align="start" fo:margin-top="0.0694in" fo:margin-bottom="0.0694in" fo:line-height="100%"/>
      <style:text-properties fo:hyphenate="false"/>
    </style:style>
    <style:style style:name="T293" style:parent-style-name="Strong" style:family="text">
      <style:text-properties fo:language="en" fo:country="US"/>
    </style:style>
    <style:style style:name="T294" style:parent-style-name="DefaultParagraphFont" style:family="text">
      <style:text-properties fo:language="en" fo:country="US"/>
    </style:style>
    <style:style style:name="T295" style:parent-style-name="Strong" style:family="text">
      <style:text-properties style:font-name-asian="Times New Roman"/>
    </style:style>
    <style:style style:name="P296" style:parent-style-name="Normal" style:list-style-name="LFO8" style:family="paragraph">
      <style:paragraph-properties fo:text-align="start" fo:margin-top="0.0694in" fo:margin-bottom="0.0694in" fo:line-height="100%"/>
      <style:text-properties fo:hyphenate="false"/>
    </style:style>
    <style:style style:name="T297" style:parent-style-name="Strong" style:family="text">
      <style:text-properties fo:language="da" fo:country="DK"/>
    </style:style>
    <style:style style:name="P298" style:parent-style-name="Normal" style:family="paragraph">
      <style:paragraph-properties fo:text-indent="0in"/>
    </style:style>
    <style:style style:name="T299" style:parent-style-name="Strong" style:family="text">
      <style:text-properties fo:font-weight="normal" style:font-weight-asian="normal" style:font-weight-complex="normal"/>
    </style:style>
    <style:style style:name="P300" style:parent-style-name="Normal" style:list-style-name="LFO9" style:family="paragraph">
      <style:paragraph-properties fo:text-align="start" fo:margin-top="0.0694in" fo:margin-bottom="0.0694in" fo:line-height="100%"/>
      <style:text-properties fo:hyphenate="false"/>
    </style:style>
    <style:style style:name="T301" style:parent-style-name="Strong" style:family="text">
      <style:text-properties fo:language="en" fo:country="US"/>
    </style:style>
    <style:style style:name="T302" style:parent-style-name="DefaultParagraphFont" style:family="text">
      <style:text-properties fo:language="en" fo:country="US"/>
    </style:style>
    <style:style style:name="P303" style:parent-style-name="Normal" style:list-style-name="LFO9" style:family="paragraph">
      <style:paragraph-properties fo:text-align="start" fo:margin-top="0.0694in" fo:margin-bottom="0.0694in" fo:line-height="100%"/>
      <style:text-properties fo:hyphenate="false"/>
    </style:style>
    <style:style style:name="T304" style:parent-style-name="Strong" style:family="text">
      <style:text-properties fo:language="en" fo:country="US"/>
    </style:style>
    <style:style style:name="T305" style:parent-style-name="DefaultParagraphFont" style:family="text">
      <style:text-properties fo:language="en" fo:country="US"/>
    </style:style>
    <style:style style:name="P306" style:parent-style-name="Normal" style:list-style-name="LFO9" style:family="paragraph">
      <style:paragraph-properties fo:text-align="start" fo:margin-top="0.0694in" fo:margin-bottom="0.0694in" fo:line-height="100%"/>
      <style:text-properties fo:hyphenate="false"/>
    </style:style>
    <style:style style:name="T307" style:parent-style-name="Strong" style:family="text">
      <style:text-properties fo:language="en" fo:country="US"/>
    </style:style>
    <style:style style:name="T308" style:parent-style-name="DefaultParagraphFont" style:family="text">
      <style:text-properties fo:language="en" fo:country="US"/>
    </style:style>
    <style:style style:name="P309" style:parent-style-name="Normal" style:list-style-name="LFO9" style:family="paragraph">
      <style:paragraph-properties fo:text-align="start" fo:margin-top="0.0694in" fo:margin-bottom="0.0694in" fo:line-height="100%"/>
      <style:text-properties fo:hyphenate="false"/>
    </style:style>
    <style:style style:name="T310" style:parent-style-name="Strong" style:family="text">
      <style:text-properties fo:language="en" fo:country="US"/>
    </style:style>
    <style:style style:name="T311" style:parent-style-name="DefaultParagraphFont" style:family="text">
      <style:text-properties fo:language="en" fo:country="US"/>
    </style:style>
    <style:style style:name="P312" style:parent-style-name="NormalWeb" style:family="paragraph">
      <style:text-properties fo:language="en" fo:country="US"/>
    </style:style>
    <style:style style:name="P313" style:parent-style-name="Normal" style:family="paragraph">
      <style:paragraph-properties fo:text-indent="0in"/>
      <style:text-properties fo:font-weight="bold" style:font-weight-asian="bold" style:font-weight-complex="bold" fo:language="en" fo:country="US"/>
    </style:style>
    <style:style style:name="P314" style:parent-style-name="Normal" style:family="paragraph">
      <style:paragraph-properties fo:text-indent="0in"/>
      <style:text-properties fo:font-weight="bold" style:font-weight-asian="bold" style:font-weight-complex="bold" fo:language="en" fo:country="US"/>
    </style:style>
    <style:style style:name="P315" style:parent-style-name="Normal" style:family="paragraph">
      <style:paragraph-properties fo:text-indent="0in"/>
      <style:text-properties fo:font-weight="bold" style:font-weight-asian="bold" style:font-weight-complex="bold" fo:language="en" fo:country="US"/>
    </style:style>
    <style:style style:name="T316" style:parent-style-name="Strong" style:family="text">
      <style:text-properties fo:font-weight="normal" style:font-weight-asian="normal" style:font-weight-complex="normal" fo:language="en" fo:country="US"/>
    </style:style>
    <style:style style:name="P317" style:parent-style-name="NormalWeb" style:family="paragraph">
      <style:text-properties fo:language="en" fo:country="US"/>
    </style:style>
    <style:style style:name="T318" style:parent-style-name="Strong" style:family="text">
      <style:text-properties fo:font-weight="normal" style:font-weight-asian="normal" style:font-weight-complex="normal" fo:language="en" fo:country="US"/>
    </style:style>
    <style:style style:name="P319" style:parent-style-name="NormalWeb" style:family="paragraph">
      <style:text-properties fo:language="en" fo:country="US"/>
    </style:style>
    <style:style style:name="T320" style:parent-style-name="Strong" style:family="text">
      <style:text-properties fo:font-weight="normal" style:font-weight-asian="normal" style:font-weight-complex="normal" fo:language="en" fo:country="US"/>
    </style:style>
    <style:style style:name="P321" style:parent-style-name="NormalWeb" style:family="paragraph">
      <style:text-properties fo:language="en" fo:country="US"/>
    </style:style>
    <style:style style:name="T322" style:parent-style-name="Strong" style:family="text">
      <style:text-properties fo:font-weight="normal" style:font-weight-asian="normal" style:font-weight-complex="normal" fo:language="en" fo:country="US"/>
    </style:style>
    <style:style style:name="P323" style:parent-style-name="NormalWeb" style:family="paragraph">
      <style:text-properties fo:language="en" fo:country="US"/>
    </style:style>
    <style:style style:name="T324" style:parent-style-name="Strong" style:family="text">
      <style:text-properties fo:font-weight="normal" style:font-weight-asian="normal" style:font-weight-complex="normal" fo:language="en" fo:country="US"/>
    </style:style>
    <style:style style:name="P325" style:parent-style-name="NormalWeb" style:family="paragraph">
      <style:text-properties fo:language="en" fo:country="US"/>
    </style:style>
    <style:style style:name="T326" style:parent-style-name="Strong" style:family="text">
      <style:text-properties fo:font-weight="normal" style:font-weight-asian="normal" style:font-weight-complex="normal" fo:language="en" fo:country="US"/>
    </style:style>
    <style:style style:name="T327" style:parent-style-name="DefaultParagraphFont" style:family="text">
      <style:text-properties fo:language="en" fo:country="US"/>
    </style:style>
    <style:style style:name="T328" style:parent-style-name="Strong" style:family="text">
      <style:text-properties style:font-name-asian="Times New Roman"/>
    </style:style>
    <style:style style:name="P329" style:parent-style-name="Normal" style:list-style-name="LFO10" style:family="paragraph">
      <style:paragraph-properties fo:text-align="start" fo:margin-top="0.0694in" fo:margin-bottom="0.0694in" fo:line-height="100%"/>
      <style:text-properties fo:hyphenate="false"/>
    </style:style>
    <style:style style:name="P330" style:parent-style-name="Normal" style:family="paragraph">
      <style:paragraph-properties fo:text-indent="0in"/>
      <style:text-properties fo:font-weight="bold" style:font-weight-asian="bold" style:font-weight-complex="bold" fo:language="en" fo:country="U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EEG in SCD</text:p>
      <text:p text:style-name="P2"><text:bookmark-start text:name="_Hlk189309418"/><text:span text:style-name="T3"><office:annotation office:name="0" xml:id="1745809223"><dc:creator>Janka Hauffe</dc:creator><dc:date>2025-01-30T13:16:00</dc:date><meta:creator-initials>JH</meta:creator-initials><text:p text:style-name="P4">EEG in SCD</text:p></office:annotation>Perez, Duque, Hidalgo &amp; Salvador, 2024:<text:s/></text:span><text:span text:style-name="CommentReference"><office:annotation-end office:name="0"/></text:span><office:annotation office:name="1" xml:id="742491302"><dc:creator>Janka Hauffe</dc:creator><dc:date>2025-01-30T13:15:00</dc:date><meta:creator-initials>JH</meta:creator-initials><text:p text:style-name="P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6">https://doi.org/10.1016/j.biopsycho.2024.108823</text:span></text:a><text:span text:style-name="CommentReference"><office:annotation-end office:name="1"/></text:span></text:p>
      <text:p text:style-name="P7"><text:span text:style-name="T8">Recognizing that preventive interventions are typically more effective in preclinical stages, current research endeavors to focus on identifying early biological markers of SCD using resting-state electroencephalogram (rsEEG) methods</text:span><text:span text:style-name="T9"><text:s/>(Perez et al., 2024)</text:span><text:span text:style-name="T10">.<text:s/></text:span><text:bookmark-end text:name="_Hlk189309418"/><text:span text:style-name="T11">The review emphasizes patterns in frequency band activity, revealing that individuals classified as SCD exhibited increased<text:s/></text:span><text:span text:style-name="T12">theta</text:span><text:span text:style-name="T13"><text:s/>power than healthy controls, but decreased than MCI</text:span><text:span text:style-name="T14"><text:s/>(Perez et al., 2024)</text:span><text:span text:style-name="T15">. However, findings for the<text:s/></text:span><text:span text:style-name="T16">alpha</text:span><text:span text:style-name="T17">,<text:s/></text:span><text:span text:style-name="T18">delta</text:span><text:span text:style-name="T19">, and<text:s/></text:span><text:span text:style-name="T20">beta</text:span><text:span text:style-name="T21"><text:s/>bands were inconsistent, demonstrating variability across studies and highlighting the need for further research</text:span><text:span text:style-name="T22"><text:s/>(Perez et al., 2024)</text:span><text:span text:style-name="T23">.</text:span></text:p>
      <text:p text:style-name="P24"/>
      <text:p text:style-name="P25">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Perez et al., 2024).<text:s/>This is probably due to the heterogeneity of the methodological approaches and criteria used to characterize SCD.</text:p>
      <text:p text:style-name="P26"><text:span text:style-name="T27">Four studies documented alterations in the rsEEG<text:s/></text:span><text:span text:style-name="T28">delta</text:span><text:span text:style-name="T29"><text:s/>frequency band in people with SCD.<text:s/></text:span><text:span text:style-name="T30">Sibilano et al. (2023), Iliadou et al. (2021), and Gouw et al.<text:s/></text:span><text:span text:style-name="T31">(2017) conducted a thorough investigation of frequency band changes by comparing individuals with SCD to those with MCI.</text:span></text:p>
      <text:p text:style-name="P32"><text:span text:style-name="T33">Additionally, Sibiliano included a group of healthy controls in their analysis. In Iliadou’s<text:s/></text:span><text:span text:style-name="T34">(2021)<text:s/></text:span><text:span text:style-name="T35">study, the MCI group exhibited a significant increase in overall<text:s/></text:span><text:span text:style-name="T36">delta</text:span><text:span text:style-name="T37"><text:s/>power compared to the SCD group, highlighting distinctive spectral alterations. Moreover, in their spectral analysis</text:span><text:span text:style-name="T38"><text:s/></text:span><text:span text:style-name="T39">comparing SCD and MCI, Sibilano et al. (2023) identified higher spectral power in the<text:s/></text:span><text:span text:style-name="T40">delta</text:span><text:span text:style-name="T41"><text:s/>band that was associated with the clinical progression from SCD to MCI. In a longitudinal study exploring the gradual progression towards AD, Gouw et al. (2017) identified alterations in spectral power in individuals with SCD who eventually advanced to MCI.</text:span></text:p>
      <text:p text:style-name="P42"><text:span text:style-name="T43">The study reported heightened<text:s/></text:span><text:span text:style-name="T44">delta</text:span><text:span text:style-name="T45"><text:s/>activity throughout the cortex.</text:span></text:p>
      <text:p text:style-name="P46"><text:span text:style-name="T47">Finally, Jeong et al. (2021) reported increased<text:s/></text:span><text:span text:style-name="T48">delta</text:span><text:span text:style-name="T49"><text:s/>activity in the frontal cortex in individuals with SCD compared to healthy controls. Six studies reported an abnormal rsEEG of<text:s/></text:span><text:span text:style-name="T50">theta</text:span><text:span text:style-name="T51"><text:s/>power in people with SCD compared to MCI and healthy control groups. Three studies</text:span></text:p>
      <text:soft-page-break/>
      <text:p text:style-name="P52"><text:span text:style-name="T53">specifically explored rsEEG in individuals with SCD along the MCI continuum. Iliadou et al. (2021) observed lower spectral power in<text:s/></text:span><text:span text:style-name="T54">theta</text:span><text:span text:style-name="T55"><text:s/>in SCD compared to individuals with MCI. Sibilano et al. (2023) utilized rsEEG to discriminate<text:s/></text:span><text:span text:style-name="T56"><office:annotation office:name="2" xml:id="1554012206"><dc:creator>Janka Hauffe</dc:creator><dc:date>2025-02-12T18:43:00</dc:date><meta:creator-initials>JH</meta:creator-initials><text:p text:style-name="P57">Maybe as conclusion after looking at both alone -&gt; And why I because of that look at delta power</text:p></office:annotation>between SCD and MCI, identifying the<text:s/></text:span><text:span text:style-name="T58">delta</text:span><text:span text:style-name="T59"><text:s/>and<text:s/></text:span><text:span text:style-name="T60">theta</text:span><text:span text:style-name="T61"><text:s/>bands as discriminating the most between SCD and MCI</text:span><text:span text:style-name="CommentReference"><office:annotation-end office:name="2"/></text:span><text:span text:style-name="T62">. We identified six articles that reported alterations in<text:s/></text:span><text:span text:style-name="T63">alpha</text:span><text:span text:style-name="T64"><text:s/>power in individuals with SCD compared to those with MCI and healthy control groups. Iliadou et al. (2021) observed a decrease in<text:s/></text:span><text:span text:style-name="T65">alpha</text:span><text:span text:style-name="T66"><text:s/>spectral power in individuals with SCD compared to those with MCI</text:span><text:span text:style-name="T67">.<text:s/></text:span><text:span text:style-name="T68">Additionally, a decrease in spectral power across the entire<text:s/></text:span><text:span text:style-name="T69">alpha</text:span><text:span text:style-name="T70"><text:s/>band was noted in individuals with SCD who progressed to MCI in the study conducted by Gouw et al. (2017). When comparing people with SCD to the healthy control group, Jeong et al. (2021) found a decrease in<text:s/></text:span><text:span text:style-name="T71">alpha</text:span><text:span text:style-name="T72">1, specifically in the occipital regions, whereas Prichep et al. (2006) observed a decrease in the<text:s/></text:span><text:span text:style-name="T73">alpha</text:span><text:span text:style-name="T74"><text:s/>band. In contrast, Alexander et al. (2006) reported an increase, rather than a decrease, in the<text:s/></text:span><text:span text:style-name="T75">alpha</text:span><text:span text:style-name="T76"><text:s/>band in individuals with SCD compared to the healthy control group. In the case of the<text:s/></text:span><text:span text:style-name="T77">beta</text:span><text:span text:style-name="T78"><text:s/>band, three studies reported noteworthy changes. Iliadou et al. (2021) observed a decrease in<text:s/></text:span><text:span text:style-name="T79">beta</text:span><text:span text:style-name="T80"><text:s/>spectral power in individuals with SCD compared to those with MCI. Additionally, Mazzon et al. (2018) identified a decrease in<text:s/></text:span><text:span text:style-name="T81">beta</text:span><text:span text:style-name="T82"><text:s/>power in the left frontal regions when comparing the SCD group to the MCI group. In the study by Alexander et al. (2006), which compared individuals with SCD to a healthy control group, increased<text:s/></text:span><text:span text:style-name="T83">beta</text:span><text:span text:style-name="T84"><text:s/>power was observed in the central, parietal, and frontal regions in individuals with SCD.</text:span></text:p>
      <text:p text:style-name="P85">None of the studies included in this review reported significant changes in the groups in the gamma frequency band.</text:p>
      <text:p text:style-name="P86"><text:span text:style-name="T87">Overall, individuals with SCD exhibited a pronounced increase in<text:s/></text:span><text:span text:style-name="T88">theta</text:span><text:span text:style-name="T89"><text:s/>spectral power compared to healthy controls, whereas those with MCI showed a further increment compared to individuals with SCD, indicating alterations across the MCI continuum. Similar alterations</text:span></text:p>
      <text:p text:style-name="P90"><text:span text:style-name="T91">across the MCI continuum were observed in<text:s/></text:span><text:span text:style-name="T92">alpha</text:span><text:span text:style-name="T93"><text:s/>spectral power.</text:span></text:p>
      <text:p text:style-name="P94"><text:span text:style-name="T95">Specifically, individuals with SCD displayed decreased<text:s/></text:span><text:span text:style-name="T96">alpha</text:span><text:span text:style-name="T97"><text:s/>spectral power compared to healthy controls, but higher levels than in individuals with MCI. However, this trend is inconsistent because two studies reported increases, rather than decreases, in this band in both</text:span></text:p>
      <text:p text:style-name="P98"><text:span text:style-name="T99">SCD and MCI. Additionally, findings for the<text:s/></text:span><text:span text:style-name="T100">delta</text:span><text:span text:style-name="T101"><text:s/>and<text:s/></text:span><text:span text:style-name="T102">beta</text:span><text:span text:style-name="T103"><text:s/>frequency bands are rather inconclusive, given that half of the studies did not identify significant effects within these bands. In the studies that did observe effects, an increase in<text:s/></text:span><text:span text:style-name="T104">delta</text:span><text:span text:style-name="T105"><text:s/>was noted in individuals with SCD compared to healthy controls, as well as in individuals with MCI compared to individuals with SCD. The findings related to<text:s/></text:span><text:span text:style-name="T106">beta</text:span><text:span text:style-name="T107"><text:s/>band activity are also unclear. Whereas one study reported an increase in<text:s/></text:span><text:span text:style-name="T108">beta</text:span><text:span text:style-name="T109"><text:s/>band activity when comparing SCD and healthy controls, an<text:s/></text:span><text:soft-page-break/><text:span text:style-name="T110">examination of the MCI continuum reveals a tendency towards decreased<text:s/></text:span><text:span text:style-name="T111">beta</text:span><text:span text:style-name="T112"><text:s/>band activity in individuals with MCI compared to those with SCD.</text:span></text:p>
      <text:p text:style-name="P113">Despite this overarching trend, variability in the studies’ results was evident, probably stemming from variations in measurement and analysis methodologies and discrepancies in the diagnostic criteria used to define SCD.</text:p>
      <text:p text:style-name="P114">Overall, most of the consulted studies reported an alteration in the EEG associated with SCD, as evidenced by an increase in spectral power in the low-frequency bands and a decrease in spectral power in the high-frequency bands.</text:p>
      <text:p text:style-name="P115"><text:span text:style-name="T116">Most of the analyzed studies reported abnormal rsEEG activity in individuals with SCD compared to healthy control groups. Furthermore, studies contrasting SCD and MCI reveal that rsEEG abnormalities persist and intensify as cognitive decline progresses. Our review revealed the following evidence: 1) increased<text:s/></text:span><text:span text:style-name="T117">delta</text:span><text:span text:style-name="T118"><text:s/>power in individuals with SCD compared to both healthy controls and people with MCI, although these findings were not consistently reported across all the studies; 2) a progressive increase in<text:s/></text:span><text:span text:style-name="T119">theta</text:span><text:span text:style-name="T120"><text:s/>frequency bands in individuals with SCD compared to healthy controls, which intensified when comparing MCI to SCD; 3) a decrease in the<text:s/></text:span><text:span text:style-name="T121">alpha</text:span><text:span text:style-name="T122"><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123"><text:span text:style-name="T124">studies, unexpected increases, rather than decreases, in<text:s/></text:span><text:span text:style-name="T125">alpha</text:span><text:span text:style-name="T126"><text:s/>and<text:s/></text:span><text:span text:style-name="T127">beta</text:span><text:span text:style-name="T128"><text:s/>frequency band spectral power were reported in the SCD groups compared to healthy controls, and in the MCI groups compared to the SCD groups; 4) a decrease in<text:s/></text:span><text:span text:style-name="T129">beta</text:span><text:span text:style-name="T130"><text:s/>band activity was only noted in studies</text:span></text:p>
      <text:p text:style-name="P131">that compared MCI with SCD. Conversely, the other two studies reported increases in the frequency of this band.</text:p>
      <text:p text:style-name="P132"><text:span text:style-name="T133">What is the physiological significance of the changes observed in the spectral power of<text:s/></text:span><text:span text:style-name="T134">delta</text:span><text:span text:style-name="T135">,<text:s/></text:span><text:span text:style-name="T136">theta</text:span><text:span text:style-name="T137">,<text:s/></text:span><text:span text:style-name="T138">alpha</text:span><text:span text:style-name="T139">, and<text:s/></text:span><text:span text:style-name="T140">beta</text:span><text:span text:style-name="T141"><text:s/>rhythms in individuals with SCD? The alterations in the high and low components of the<text:s/></text:span><text:span text:style-name="T142">delta</text:span><text:span text:style-name="T143"><text:s/>rhythms, indicative of a healthy brain, are thought to be influenced by</text:span></text:p>
      <text:p text:style-name="P144"><text:span text:style-name="T145">inhibiting oscillators within the reticulo-thalamic (7–14 Hz), thalamo-cortical (1–4 Hz), and intracortical (&lt;1 Hz) neural circuits (Steriade, 2006). Moreover, it has been proposed that thalamo-cortical circuits play a role in the generation and modulation of<text:s/></text:span><text:span text:style-name="T146">theta</text:span><text:span text:style-name="T147"><text:s/>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text:s/></text:span><text:soft-page-break/><text:span text:style-name="T148">inhibition/excitation, and vigilance, potentially resulting in a decrease in spectral power across the<text:s/></text:span><text:span text:style-name="T149">delta</text:span><text:span text:style-name="T150"><text:s/>and<text:s/></text:span><text:span text:style-name="T151">theta</text:span><text:span text:style-name="T152"><text:s/>bands. The crucial implication of cholinergic deficiency is further corroborated by EEG investigations using scopolamine, a non-selective antagonist of muscarinic receptors that hinders stimulation of postsynaptic receptors. Following scopol-</text:span></text:p>
      <text:p text:style-name="P153"><text:span text:style-name="T154">amine administration, healthy subjects show increased<text:s/></text:span><text:span text:style-name="T155">delta</text:span><text:span text:style-name="T156"><text:s/>and<text:s/></text:span><text:span text:style-name="T157">theta</text:span><text:span text:style-name="T158"><text:s/>power, along with decreased<text:s/></text:span><text:span text:style-name="T159">alpha</text:span><text:span text:style-name="T160"><text:s/>and<text:s/></text:span><text:span text:style-name="T161">beta</text:span><text:span text:style-name="T162"><text:s/>power (Ebert et al., 2001).</text:span></text:p>
      <text:p text:style-name="P163"><text:span text:style-name="T164">Furthermore,<text:s/></text:span><text:span text:style-name="T165">beta</text:span><text:span text:style-name="T166"><text:s/>rhythms may be associated with the regulation of thalamocortical flow, encompassing commands, images, and motor plans through the basal ganglia and motor thalamus (Oswal et al., 2013). As mentioned previously, Alexander et al. (2006) and</text:span></text:p>
      <text:p text:style-name="P167"><text:span text:style-name="T168">Iliadou et al. (2021) found distinct<text:s/></text:span><text:span text:style-name="T169">alpha</text:span><text:span text:style-name="T170"><text:s/>and<text:s/></text:span><text:span text:style-name="T171">beta</text:span><text:span text:style-name="T172"><text:s/>rhythm patterns from those found in other studies reviewed. These authors suggested that the psychophysiological changes observed in the SCD in their study may reflect an initial compensatory process in response to early cognitive impairment.</text:span></text:p>
      <text:p text:style-name="P173"><text:span text:style-name="T174">Notably,<text:s/></text:span><text:span text:style-name="T175">theta</text:span><text:span text:style-name="T176"><text:s/>and gamma bands are recognized for their involvement in memory (Klimesch, 1999; Nyhus &amp; Curran, 2010), whereas<text:s/></text:span><text:span text:style-name="T177">delta</text:span><text:span text:style-name="T178"><text:s/>bands play a role in maintaining focused attention (Harmony, 2013). The<text:s/></text:span><text:span text:style-name="T179">alpha</text:span><text:span text:style-name="T180"><text:s/>band has been associated with attention and memory processes (Klimesch, 1999, 2012). Although the role of<text:s/></text:span><text:span text:style-name="T181">beta</text:span><text:span text:style-name="T182"><text:s/>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span></text:p>
      <text:p text:style-name="P183"><text:bookmark-start text:name="_Hlk189135949"/>Addressing these limitations is crucial for the progression of EEG research and its effective application in the study of SCD.</text:p>
      <text:p text:style-name="P184"><text:span text:style-name="T185">Although the rsEEG frequency bands are universally identified using Greek letters (e.g.,<text:s/></text:span><text:span text:style-name="T186">delta</text:span><text:span text:style-name="T187">,<text:s/></text:span><text:span text:style-name="T188">theta</text:span><text:span text:style-name="T189">,<text:s/></text:span><text:span text:style-name="T190">alpha</text:span><text:span text:style-name="T191">,<text:s/></text:span><text:span text:style-name="T192">beta</text:span><text:span text:style-name="T193">, and gamma), different classifications of their frequency limits were observed in the reviewed studies. To address this lack of consensus, on the one hand, the International Pharmaco-EEG Society recommends the following frequency limits:<text:s/></text:span><text:span text:style-name="T194">delta</text:span><text:span text:style-name="T195"><text:s/>(1.5-&lt;6),<text:s/></text:span><text:span text:style-name="T196">theta</text:span><text:span text:style-name="T197"><text:s/>(6-&lt;8.5),<text:s/></text:span><text:span text:style-name="T198">alpha</text:span><text:span text:style-name="T199">1 (8.5-&lt;10.5),<text:s/></text:span><text:span text:style-name="T200">alpha</text:span><text:span text:style-name="T201">2 (10.5-&lt;12.5),<text:s/></text:span><text:span text:style-name="T202">beta</text:span><text:span text:style-name="T203">1 (12.5-&lt;18.5),<text:s/></text:span><text:span text:style-name="T204">beta</text:span><text:span text:style-name="T205">2 (18.5-&lt;21),<text:s/></text:span><text:span text:style-name="T206">beta</text:span><text:span text:style-name="T207">3 (21.0-&lt;30), gamma (30-&lt;40). For gamma, they empirically choose the following</text:span></text:p>
      <text:p text:style-name="P208"><text:span text:style-name="T209">ranges: gamma1 (30-&lt;65), gamma2 (65-&lt;90), and gamma3 (90-&gt;135) (Jobert et al., 2012). On the other hand, the International Federation of Clinical Neurophysiology (IFCN) proposes another classification, which is the one most commonly used in clinical EEG (Kane et al., 2017):<text:s/></text:span><text:span text:style-name="T210">delta</text:span><text:span text:style-name="T211"><text:s/>(0.1-&lt;4),<text:s/></text:span><text:span text:style-name="T212">theta</text:span><text:span text:style-name="T213"><text:s/>(4-&lt;8),<text:s/></text:span><text:span text:style-name="T214">alpha</text:span><text:span text:style-name="T215"><text:s/>(8 13),<text:s/></text:span><text:span text:style-name="T216">beta</text:span><text:span text:style-name="T217"><text:s/>(14 30), and gamma (&gt;30–80).</text:span></text:p>
      <text:soft-page-break/>
      <text:p text:style-name="P218">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bookmark-end text:name="_Hlk189135949"/></text:p>
      <text:p text:style-name="P219"><text:bookmark-start text:name="_Hlk190090846"/><text:span text:style-name="T220">Therefore, it would be beneficial to investigate early and reliable biomarkers for the detection and treatment of SCD in an attempt to maintain cognitive health and delay or prevent the progression to AD (Abdulrab &amp; Heun, 2008).</text:span></text:p>
      <text:p text:style-name="P221"><text:bookmark-end text:name="_Hlk190090846"/></text:p>
      <text:p text:style-name="P222">Summary Chat GPT:</text:p>
      <text:p text:style-name="NormalWeb"><text:span text:style-name="T223">EEG Findings in Subjective Cognitive Decline (SCD) Across Frequency Bands</text:span></text:p>
      <text:h text:style-name="Heading3" text:outline-level="3"><text:span text:style-name="T224">Theta Band (4–8 Hz)</text:span></text:h>
      <text:p text:style-name="NormalWeb"><text:span text:style-name="T225">Findings:</text:span></text:p>
      <text:list text:style-name="LFO1" text:continue-numbering="true">
        <text:list-item>
          <text:p text:style-name="P226"><text:span text:style-name="T227">Increased Theta Power in SCD:</text:span><text:span text:style-name="T228"><text:s/>Individuals with SCD exhibited increased theta spectral power compared to healthy controls but lower than those with MCI (Perez et al., 2024).</text:span></text:p>
        </text:list-item>
        <text:list-item>
          <text:p text:style-name="P229"><text:span text:style-name="T230">Theta as a Marker of MCI Continuum:</text:span><text:span text:style-name="T231"><text:s/>The increase in theta power intensified from SCD to MCI, suggesting a progressive nature of cognitive decline (Perez et al., 2024).</text:span></text:p>
        </text:list-item>
        <text:list-item>
          <text:p text:style-name="P232"><text:span text:style-name="T233">Lower Theta in SCD vs. MCI:</text:span><text:span text:style-name="T234"><text:s/>Some studies reported lower spectral theta power in SCD compared to MCI, highlighting the continuum of decline (Iliadou et al., 2021).</text:span></text:p>
        </text:list-item>
        <text:list-item>
          <text:p text:style-name="P235"><text:span text:style-name="T236">Theta and Delta as Discriminatory Markers:</text:span><text:span text:style-name="T237"><text:s/>Sibilano et al. (2023) identified theta and delta bands as the most effective for distinguishing between SCD and MCI.</text:span></text:p>
        </text:list-item>
      </text:list>
      <text:p text:style-name="NormalWeb"><text:span text:style-name="T238">Citation:</text:span></text:p>
      <text:list text:style-name="LFO2" text:continue-numbering="true">
        <text:list-item>
          <text:p text:style-name="P239"><text:span text:style-name="T240">Perez et al. (2024), Iliadou et al.<text:s/></text:span><text:span text:style-name="Strong">(2021), Sibilano et al. (2023)</text:span></text:p>
        </text:list-item>
      </text:list>
      <text:p text:style-name="P241"><draw:custom-shape svg:x="0in" svg:y="0in" svg:width="45.51042in" svg:height="0.00139in" draw:z-index="0" draw:id="id0" draw:style-name="a0" draw:name="Horizontal Line 1" text:anchor-type="as-char"><svg:title/><svg:desc/><draw:enhanced-geometry draw:type="non-primitive" svg:viewBox="0 0 21600 21600" draw:enhanced-path="M 0 0 L 21600 0 21600 21600 0 21600 Z N"/></draw:custom-shape></text:p>
      <text:soft-page-break/>
      <text:h text:style-name="Heading3" text:outline-level="3"><text:span text:style-name="T242">Alpha Band (8–13 Hz)</text:span></text:h>
      <text:p text:style-name="NormalWeb"><text:span text:style-name="T243">Findings:</text:span></text:p>
      <text:list text:style-name="LFO3" text:continue-numbering="true">
        <text:list-item>
          <text:p text:style-name="P244"><text:span text:style-name="T245">Decreased Alpha Power in SCD:</text:span><text:span text:style-name="T246"><text:s/>Studies reported lower alpha spectral power in individuals with SCD compared to healthy controls, and an even more significant decline in MCI compared to SCD (Perez et al., 2024; Iliadou et al., 2021).</text:span></text:p>
        </text:list-item>
        <text:list-item>
          <text:p text:style-name="P247"><text:span text:style-name="T248">Alpha Reduction in Occipital Regions:</text:span><text:span text:style-name="T249"><text:s/>Jeong et al. (2021) found reduced alpha1 power in the occipital cortex in SCD compared to healthy controls.</text:span></text:p>
        </text:list-item>
        <text:list-item>
          <text:p text:style-name="P250"><text:span text:style-name="T251">Conflicting Reports of Alpha Activity:</text:span><text:span text:style-name="T252"><text:s/>Some studies (Alexander et al., 2006) contradicted these findings, reporting increased alpha power in SCD compared to healthy controls.</text:span></text:p>
        </text:list-item>
        <text:list-item>
          <text:p text:style-name="P253"><text:span text:style-name="T254">Alpha Decline Predicts MCI Progression:</text:span><text:span text:style-name="T255"><text:s/>Gouw et al. (2017) found reduced alpha spectral power in individuals with SCD who later developed MCI.</text:span></text:p>
        </text:list-item>
      </text:list>
      <text:p text:style-name="NormalWeb"><text:span text:style-name="T256">Citation:</text:span></text:p>
      <text:list text:style-name="LFO4" text:continue-numbering="true">
        <text:list-item>
          <text:p text:style-name="P257"><text:span text:style-name="T258">Perez et al. (2024), Iliadou et al. (2021), Jeong et al. (2021), Alexander et al.<text:s/></text:span><text:span text:style-name="Strong">(2006), Gouw et al. (2017)</text:span></text:p>
        </text:list-item>
      </text:list>
      <text:p text:style-name="P259"><draw:custom-shape svg:x="0in" svg:y="0in" svg:width="45.51042in" svg:height="0.00139in" draw:z-index="0" draw:id="id1" draw:style-name="a1" draw:name="Horizontal Line 2" text:anchor-type="as-char"><svg:title/><svg:desc/><draw:enhanced-geometry draw:type="non-primitive" svg:viewBox="0 0 21600 21600" draw:enhanced-path="M 0 0 L 21600 0 21600 21600 0 21600 Z N"/></draw:custom-shape></text:p>
      <text:h text:style-name="Heading3" text:outline-level="3"><text:span text:style-name="T260">Delta Band (0.1–4 Hz)</text:span></text:h>
      <text:p text:style-name="NormalWeb"><text:span text:style-name="T261">Findings:</text:span></text:p>
      <text:list text:style-name="LFO5" text:continue-numbering="true">
        <text:list-item>
          <text:p text:style-name="P262"><text:span text:style-name="T263">Increased Delta Power in SCD:</text:span><text:span text:style-name="T264"><text:s/>Some studies found increased delta activity in SCD compared to healthy controls (Jeong et al., 2021).</text:span></text:p>
        </text:list-item>
        <text:list-item>
          <text:p text:style-name="P265"><text:span text:style-name="T266">Delta Increase in MCI Compared to SCD:</text:span><text:span text:style-name="T267"><text:s/>Iliadou et al. (2021) reported significantly higher delta power in MCI than in SCD.</text:span></text:p>
        </text:list-item>
        <text:list-item>
          <text:p text:style-name="P268"><text:span text:style-name="T269">Delta as a Marker of Progression:</text:span><text:span text:style-name="T270"><text:s/>Increased delta spectral power correlated with clinical progression from SCD to MCI (Sibilano et al., 2023).</text:span></text:p>
        </text:list-item>
        <text:list-item>
          <text:p text:style-name="P271"><text:span text:style-name="T272">Longitudinal Evidence of Delta Increase:</text:span><text:span text:style-name="T273"><text:s/>Gouw et al. (2017) observed heightened delta activity in individuals with SCD who later progressed to MCI.</text:span></text:p>
        </text:list-item>
        <text:list-item>
          <text:p text:style-name="P274"><text:span text:style-name="T275">Variability Across Studies:</text:span><text:span text:style-name="T276"><text:s/>Some studies did not find consistent delta changes, indicating methodological differences (Perez et al., 2024).</text:span></text:p>
        </text:list-item>
      </text:list>
      <text:p text:style-name="NormalWeb"><text:span text:style-name="T277">Citation:</text:span></text:p>
      <text:list text:style-name="LFO6" text:continue-numbering="true">
        <text:list-item>
          <text:p text:style-name="P278"><text:span text:style-name="T279">Jeong et al. (2021), Iliadou et al. (2021), Sibilano et al. (2023), Gouw et al.<text:s/></text:span><text:span text:style-name="Strong">(2017), Perez et al. (2024)</text:span></text:p>
        </text:list-item>
      </text:list>
      <text:p text:style-name="P280"><draw:custom-shape svg:x="0in" svg:y="0in" svg:width="45.51042in" svg:height="0.00139in" draw:z-index="0" draw:id="id2" draw:style-name="a2" draw:name="Horizontal Line 3" text:anchor-type="as-char"><svg:title/><svg:desc/><draw:enhanced-geometry draw:type="non-primitive" svg:viewBox="0 0 21600 21600" draw:enhanced-path="M 0 0 L 21600 0 21600 21600 0 21600 Z N"/></draw:custom-shape></text:p>
      <text:h text:style-name="Heading3" text:outline-level="3"><text:span text:style-name="T281">Beta Band (14–30 Hz)</text:span></text:h>
      <text:p text:style-name="NormalWeb"><text:span text:style-name="T282">Findings:</text:span></text:p>
      <text:soft-page-break/>
      <text:list text:style-name="LFO7" text:continue-numbering="true">
        <text:list-item>
          <text:p text:style-name="P283"><text:span text:style-name="T284">Decreased Beta Power in SCD Compared to MCI:</text:span><text:span text:style-name="T285"><text:s/>Some studies found a reduction in beta spectral power in individuals with SCD compared to those with MCI (Iliadou et al., 2021; Mazzon et al., 2018).</text:span></text:p>
        </text:list-item>
        <text:list-item>
          <text:p text:style-name="P286"><text:span text:style-name="T287">Reduced Beta in Frontal Regions:</text:span><text:span text:style-name="T288"><text:s/>Mazzon et al. (2018) specifically observed decreased beta power in the left frontal regions in SCD.</text:span></text:p>
        </text:list-item>
        <text:list-item>
          <text:p text:style-name="P289"><text:span text:style-name="T290">Conflicting Findings of Increased Beta:</text:span><text:span text:style-name="T291"><text:s/>Alexander et al. (2006) reported increased beta power in the central, parietal, and frontal regions in individuals with SCD compared to healthy controls.</text:span></text:p>
        </text:list-item>
        <text:list-item>
          <text:p text:style-name="P292"><text:span text:style-name="T293">Beta as an Indicator of Cognitive Compensation:</text:span><text:span text:style-name="T294"><text:s/>Some researchers suggested that increased beta activity in SCD may reflect compensatory mechanisms in response to early cognitive decline (Alexander et al., 2006).</text:span></text:p>
        </text:list-item>
      </text:list>
      <text:p text:style-name="NormalWeb"><text:span text:style-name="T295">Citation:</text:span></text:p>
      <text:list text:style-name="LFO8" text:continue-numbering="true">
        <text:list-item>
          <text:p text:style-name="P296"><text:span text:style-name="T297">Perez et al. (2024), Iliadou et al. (2021), Mazzon et al. (2018), Alexander et al.<text:s/></text:span><text:span text:style-name="Strong">(2006)</text:span></text:p>
        </text:list-item>
      </text:list>
      <text:p text:style-name="P298"><draw:custom-shape svg:x="0in" svg:y="0in" svg:width="45.51042in" svg:height="0.00139in" draw:z-index="0" draw:id="id3" draw:style-name="a3" draw:name="Horizontal Line 4" text:anchor-type="as-char"><svg:title/><svg:desc/><draw:enhanced-geometry draw:type="non-primitive" svg:viewBox="0 0 21600 21600" draw:enhanced-path="M 0 0 L 21600 0 21600 21600 0 21600 Z N"/></draw:custom-shape></text:p>
      <text:h text:style-name="Heading3" text:outline-level="3"><text:span text:style-name="T299">Overall Summary:</text:span></text:h>
      <text:list text:style-name="LFO9" text:continue-numbering="true">
        <text:list-item>
          <text:p text:style-name="P300"><text:span text:style-name="T301">Theta Band:</text:span><text:span text:style-name="T302"><text:s/>Increased in SCD compared to healthy controls but lower than MCI.<text:s/></text:span>Considered a marker of cognitive decline.</text:p>
        </text:list-item>
        <text:list-item>
          <text:p text:style-name="P303"><text:span text:style-name="T304">Alpha Band:</text:span><text:span text:style-name="T305"><text:s/>Generally decreased in SCD, with further reduction in MCI.<text:s/></text:span>However, some studies found opposite results.</text:p>
        </text:list-item>
        <text:list-item>
          <text:p text:style-name="P306"><text:span text:style-name="T307">Delta Band:</text:span><text:span text:style-name="T308"><text:s/>Findings vary, but some studies suggest increased delta power in SCD and further increases in MCI.</text:span></text:p>
        </text:list-item>
        <text:list-item>
          <text:p text:style-name="P309"><text:span text:style-name="T310">Beta Band:</text:span><text:span text:style-name="T311"><text:s/>Some studies found decreased beta power in SCD compared to MCI, while others reported increased beta in SCD vs. healthy controls, possibly indicating compensatory mechanisms.</text:span></text:p>
        </text:list-item>
      </text:list>
      <text:p text:style-name="P312">The variability in results across studies suggests differences in methodological approaches and diagnostic criteria for SCD. More research is needed to standardize EEG biomarkers for early cognitive decline.</text:p>
      <text:p text:style-name="P313"/>
      <text:p text:style-name="P314"/>
      <text:p text:style-name="P315"/>
      <text:h text:style-name="Heading3" text:outline-level="3"><text:span text:style-name="T316">EEG Findings in Subjective Cognitive Decline (SCD) Across Frequency Bands</text:span></text:h>
      <text:p text:style-name="P317">Subjective Cognitive Decline (SCD) represents a preclinical stage of cognitive impairment, where individuals perceive cognitive decline despite normal performance on standardized tests. EEG studies have investigated neural activity changes in SCD to identify early markers of neurodegeneration and progression risk.</text:p>
      <text:h text:style-name="Heading4" text:outline-level="4"><text:span text:style-name="T318">Theta Band (4–8 Hz)</text:span></text:h>
      <text:p text:style-name="P319">Increased theta power has been reported in SCD individuals compared to healthy controls, although the increase is typically less pronounced than in Mild Cognitive Impairment (MCI)<text:s/><text:soft-page-break/>or Alzheimer's Disease (AD) (Perez et al., 2024). This elevation in theta activity may indicate compensatory mechanisms in early neurodegenerative processes (Sibilano et al., 2023). Additionally, theta power in SCD has been correlated with subjective memory complaints and future risk of progression to MCI (Iliadou et al., 2021). Some studies, however, found no significant theta differences between SCD and healthy aging, reflecting variability in findings (Jeong et al., 2021).</text:p>
      <text:h text:style-name="Heading4" text:outline-level="4"><text:span text:style-name="T320">Alpha Band (8–13 Hz)</text:span></text:h>
      <text:p text:style-name="P321">SCD is often associated with reduced alpha power, particularly in posterior brain regions, resembling patterns observed in MCI but to a lesser extent (Perez et al., 2024; Iliadou et al., 2021). Reduced alpha activity has been linked to disruptions in memory and attention functions, suggesting early network dysfunction (Jeong et al., 2021). Some studies found no significant alterations in alpha power, highlighting the heterogeneity in SCD (Alexander et al., 2006). Furthermore, longitudinal studies suggest that declining alpha power in SCD individuals may predict cognitive worsening over time (Gouw et al., 2017).</text:p>
      <text:h text:style-name="Heading4" text:outline-level="4"><text:span text:style-name="T322">Delta Band (0.1–4 Hz)</text:span></text:h>
      <text:p text:style-name="P323">Findings on delta power in SCD remain mixed. Some studies report increased delta activity in SCD compared to healthy controls, aligning with patterns observed in MCI and AD (Jeong et al., 2021). Other research suggests that delta alterations in SCD are less pronounced than in later stages of cognitive decline, making it a less reliable biomarker at this early stage (Iliadou et al., 2021). Increased delta activity has been correlated with subjective cognitive complaints, but its predictive value for future decline remains uncertain (Sibilano et al., 2023). Some studies found no significant differences in delta power between SCD and healthy individuals (Perez et al., 2024).</text:p>
      <text:h text:style-name="Heading4" text:outline-level="4"><text:span text:style-name="T324">Beta Band (14–30 Hz)</text:span></text:h>
      <text:p text:style-name="P325">Studies on beta power in SCD show conflicting results. Some research indicates a reduction in beta power, particularly in frontal and parietal regions, which may reflect early functional impairments (Iliadou et al., 2021; Mazzon et al., 2018). Decreased beta coherence has been observed in SCD, suggesting subtle disruptions in cognitive processing networks (Perez et al., 2024). In contrast, other studies report increased beta power in SCD individuals, possibly as a compensatory mechanism before more severe cognitive decline (Alexander et al., 2006). Beta power changes in SCD are generally less pronounced than in MCI, indicating that they may serve as an early warning signal but are not definitive markers of progression (Gouw et al., 2017).</text:p>
      <text:h text:style-name="Heading3" text:outline-level="3"><text:span text:style-name="T326">Conclusion</text:span></text:h>
      <text:p text:style-name="NormalWeb"><text:span text:style-name="T327">EEG findings in SCD suggest early alterations in neural oscillations, with increased theta and delta power, reduced alpha power, and variable beta activity.<text:s/></text:span>These changes indicate early neurophysiological disruptions that may precede MCI and AD. However, findings across studies remain inconsistent, necessitating further longitudinal research to establish EEG biomarkers for early detection and risk assessment in SCD.</text:p>
      <text:p text:style-name="NormalWeb"><text:span text:style-name="T328">Citations:</text:span></text:p>
      <text:soft-page-break/>
      <text:list text:style-name="LFO10" text:continue-numbering="true">
        <text:list-item>
          <text:p text:style-name="P329"><text:span text:style-name="Strong">Perez et al. (2024), Iliadou et al. (2021), Jeong et al. (2021), Alexander et al. (2006), Sibilano et al. (2023), Mazzon et al. (2018), Gouw et al. (2017)</text:span></text:p>
        </text:list-item>
      </text:list>
      <text:p text:style-name="P3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12T17:27:00Z</meta:creation-date>
    <dc:date>2025-02-12T18:24:00Z</dc:date>
    <meta:print-date>2025-02-12T17:48:00Z</meta:print-date>
    <meta:template xlink:href="Normal.dotm" xlink:type="simple"/>
    <meta:editing-cycles>4</meta:editing-cycles>
    <meta:editing-duration>PT0S</meta:editing-duration>
    <meta:document-statistic meta:page-count="9" meta:paragraph-count="40" meta:word-count="2788" meta:character-count="20315" meta:row-count="146" meta:non-whitespace-character-count="17567"/>
  </office:meta>
</office:document-meta>
</file>